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float" office:value="1.02763376" calcext:value-type="float">
            <text:p>1,02763376</text:p>
          </table:table-cell>
          <table:table-cell table:formula="of:=(([.E12]-0.5)^2)-(COS(20*PI()*([.E12]-0.5)))" office:value-type="float" office:value="0.443127143963775" calcext:value-type="float">
            <text:p>0,4431271439637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44883183" calcext:value-type="float">
            <text:p>0,44883183</text:p>
          </table:table-cell>
          <table:table-cell table:formula="of:=(([.E13]-0.5)^2)-(COS(20*PI()*([.E13]-0.5)))" office:value-type="float" office:value="0.999925736520081" calcext:value-type="float">
            <text:p>0,999925736520081</text:p>
          </table:table-cell>
          <table:table-cell/>
        </table:table-row>
        <table:table-row table:style-name="ro1">
          <table:table-cell table:number-columns-repeated="4"/>
          <table:table-cell office:value-type="float" office:value="-0.76345201" calcext:value-type="float">
            <text:p>-0,76345201</text:p>
          </table:table-cell>
          <table:table-cell table:formula="of:=(([.E14]-0.5)^2)-(COS(20*PI()*([.E14]-0.5)))" office:value-type="float" office:value="2.25988164751531" calcext:value-type="float">
            <text:p>2,2598816475153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45894113" calcext:value-type="float">
            <text:p>1,45894113</text:p>
          </table:table-cell>
          <table:table-cell table:formula="of:=(([.E15]-0.5)^2)-(COS(20*PI()*([.E15]-0.5)))" office:value-type="float" office:value="1.76587221149907" calcext:value-type="float">
            <text:p>1,76587221149907</text:p>
          </table:table-cell>
          <table:table-cell table:formula="of:=100*(4+SUM([.F12:.F15]))" office:value-type="float" office:value="946.880673949824" calcext:value-type="float">
            <text:p>946,880673949824</text:p>
          </table:table-cell>
        </table:table-row>
        <table:table-row table:style-name="ro1">
          <table:table-cell table:number-columns-repeated="4"/>
          <table:table-cell office:value-type="float" office:value="4.63662761" calcext:value-type="float">
            <text:p>4,63662761</text:p>
          </table:table-cell>
          <table:table-cell table:formula="of:=(([.E16]-0.5)^2)-(COS(20*PI()*([.E16]-0.5)))" office:value-type="float" office:value="17.77899289777" calcext:value-type="float">
            <text:p>17,77899289777</text:p>
          </table:table-cell>
          <table:table-cell/>
        </table:table-row>
        <table:table-row table:style-name="ro1">
          <table:table-cell table:number-columns-repeated="4"/>
          <table:table-cell office:value-type="float" office:value="-1.16558481" calcext:value-type="float">
            <text:p>-1,16558481</text:p>
          </table:table-cell>
          <table:table-cell table:formula="of:=(([.E17]-0.5)^2)-(COS(20*PI()*([.E17]-0.5)))" office:value-type="float" office:value="3.33184085592854" calcext:value-type="float">
            <text:p>3,33184085592854</text:p>
          </table:table-cell>
          <table:table-cell/>
        </table:table-row>
        <table:table-row table:style-name="ro1">
          <table:table-cell table:number-columns-repeated="4"/>
          <table:table-cell office:value-type="float" office:value="2.91725038" calcext:value-type="float">
            <text:p>2,91725038</text:p>
          </table:table-cell>
          <table:table-cell table:formula="of:=(([.E18]-0.5)^2)-(COS(20*PI()*([.E18]-0.5)))" office:value-type="float" office:value="5.37519068636317" calcext:value-type="float">
            <text:p>5,375190686363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2889492" calcext:value-type="float">
            <text:p>0,2889492</text:p>
          </table:table-cell>
          <table:table-cell table:formula="of:=(([.E19]-0.5)^2)-(COS(20*PI()*([.E19]-0.5)))" office:value-type="float" office:value="-0.723932314126953" calcext:value-type="float">
            <text:p>-0,723932314126953</text:p>
          </table:table-cell>
          <table:table-cell table:formula="of:=100*(4+SUM([.F16:.F19]))" office:value-type="float" office:value="2976.20921259347" calcext:value-type="float">
            <text:p>2976,20921259347</text:p>
          </table:table-cell>
        </table:table-row>
        <table:table-row table:style-name="ro1">
          <table:table-cell table:number-columns-repeated="4"/>
          <table:table-cell office:value-type="float" office:value="-4.28963942" calcext:value-type="float">
            <text:p>-4,28963942</text:p>
          </table:table-cell>
          <table:table-cell table:formula="of:=(([.E20]-0.5)^2)-(COS(20*PI()*([.E20]-0.5)))" office:value-type="float" office:value="22.1451520709517" calcext:value-type="float">
            <text:p>22,14515207095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-4.128707" calcext:value-type="float">
            <text:p>-4,128707</text:p>
          </table:table-cell>
          <table:table-cell table:formula="of:=(([.E21]-0.5)^2)-(COS(20*PI()*([.E21]-0.5)))" office:value-type="float" office:value="21.6557458873067" calcext:value-type="float">
            <text:p>21,65574588730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-4.79781603" calcext:value-type="float">
            <text:p>-4,79781603</text:p>
          </table:table-cell>
          <table:table-cell table:formula="of:=(([.E22]-0.5)^2)-(COS(20*PI()*([.E22]-0.5)))" office:value-type="float" office:value="27.0762549827967" calcext:value-type="float">
            <text:p>27,07625498279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3.32619846" calcext:value-type="float">
            <text:p>3,32619846</text:p>
          </table:table-cell>
          <table:table-cell table:formula="of:=(([.E23]-0.5)^2)-(COS(20*PI()*([.E23]-0.5)))" office:value-type="float" office:value="8.0626280543359" calcext:value-type="float">
            <text:p>8,0626280543359</text:p>
          </table:table-cell>
          <table:table-cell table:formula="of:=100*(4+SUM([.F20:.F23]))" office:value-type="float" office:value="8293.9780995391" calcext:value-type="float">
            <text:p>8293,9780995391</text:p>
          </table:table-cell>
        </table:table-row>
        <table:table-row table:style-name="ro1">
          <table:table-cell table:number-columns-repeated="4"/>
          <table:table-cell office:value-type="float" office:value="4.78618342" calcext:value-type="float">
            <text:p>4,78618342</text:p>
          </table:table-cell>
          <table:table-cell table:formula="of:=(([.E24]-0.5)^2)-(COS(20*PI()*([.E24]-0.5)))" office:value-type="float" office:value="17.7251069753829" calcext:value-type="float">
            <text:p>17,7251069753829</text:p>
          </table:table-cell>
          <table:table-cell/>
        </table:table-row>
        <table:table-row table:style-name="ro1">
          <table:table-cell table:number-columns-repeated="4"/>
          <table:table-cell office:value-type="float" office:value="2.99158564" calcext:value-type="float">
            <text:p>2,99158564</text:p>
          </table:table-cell>
          <table:table-cell table:formula="of:=(([.E25]-0.5)^2)-(COS(20*PI()*([.E25]-0.5)))" office:value-type="float" office:value="5.3445303376469" calcext:value-type="float">
            <text:p>5,3445303376469</text:p>
          </table:table-cell>
          <table:table-cell/>
        </table:table-row>
        <table:table-row table:style-name="ro1">
          <table:table-cell table:number-columns-repeated="4"/>
          <table:table-cell office:value-type="float" office:value="-0.38520638" calcext:value-type="float">
            <text:p>-0,38520638</text:p>
          </table:table-cell>
          <table:table-cell table:formula="of:=(([.E26]-0.5)^2)-(COS(20*PI()*([.E26]-0.5)))" office:value-type="float" office:value="0.185364078252867" calcext:value-type="float">
            <text:p>0,1853640782528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2.80529176" calcext:value-type="float">
            <text:p>2,80529176</text:p>
          </table:table-cell>
          <table:table-cell table:formula="of:=(([.E27]-0.5)^2)-(COS(20*PI()*([.E27]-0.5)))" office:value-type="float" office:value="4.36913790901268" calcext:value-type="float">
            <text:p>4,36913790901268</text:p>
          </table:table-cell>
          <table:table-cell table:formula="of:=100*(4+SUM([.F24:.F27]))" office:value-type="float" office:value="3162.41393002953" calcext:value-type="float">
            <text:p>3162,41393002953</text:p>
          </table:table-cell>
        </table:table-row>
        <table:table-row table:style-name="ro1">
          <table:table-cell table:number-columns-repeated="4"/>
          <table:table-cell office:value-type="float" office:value="-3.56646713" calcext:value-type="float">
            <text:p>-3,56646713</text:p>
          </table:table-cell>
          <table:table-cell table:formula="of:=(([.E28]-0.5)^2)-(COS(20*PI()*([.E28]-0.5)))" office:value-type="float" office:value="17.0469729241112" calcext:value-type="float">
            <text:p>17,04697292411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4.44668917" calcext:value-type="float">
            <text:p>4,44668917</text:p>
          </table:table-cell>
          <table:table-cell table:formula="of:=(([.E29]-0.5)^2)-(COS(20*PI()*([.E29]-0.5)))" office:value-type="float" office:value="16.5547959992544" calcext:value-type="float">
            <text:p>16,55479599925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21848322" calcext:value-type="float">
            <text:p>0,21848322</text:p>
          </table:table-cell>
          <table:table-cell table:formula="of:=(([.E30]-0.5)^2)-(COS(20*PI()*([.E30]-0.5)))" office:value-type="float" office:value="-0.318863577976971" calcext:value-type="float">
            <text:p>-0,318863577976971</text:p>
          </table:table-cell>
          <table:table-cell/>
        </table:table-row>
        <table:table-row table:style-name="ro1">
          <table:table-cell table:number-columns-repeated="4"/>
          <table:table-cell office:value-type="float" office:value="-0.8533806" calcext:value-type="float">
            <text:p>-0,8533806</text:p>
          </table:table-cell>
          <table:table-cell table:formula="of:=(([.E31]-0.5)^2)-(COS(20*PI()*([.E31]-0.5)))" office:value-type="float" office:value="2.80916486945528" calcext:value-type="float">
            <text:p>2,80916486945528</text:p>
          </table:table-cell>
          <table:table-cell table:formula="of:=100*(4+SUM([.F28:.F31]))" office:value-type="float" office:value="4009.20702148439" calcext:value-type="float">
            <text:p>4009,20702148439</text:p>
          </table:table-cell>
        </table:table-row>
        <table:table-row table:style-name="ro1">
          <table:table-cell table:number-columns-repeated="4"/>
          <table:table-cell office:value-type="float" office:value="-0.43849668" calcext:value-type="float">
            <text:p>-0,43849668</text:p>
          </table:table-cell>
          <table:table-cell table:formula="of:=(([.E32]-0.5)^2)-(COS(20*PI()*([.E32]-0.5)))" office:value-type="float" office:value="1.6307491208682" calcext:value-type="float">
            <text:p>1,6307491208682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68433949" calcext:value-type="float">
            <text:p>0,68433949</text:p>
          </table:table-cell>
          <table:table-cell table:formula="of:=(([.E33]-0.5)^2)-(COS(20*PI()*([.E33]-0.5)))" office:value-type="float" office:value="-0.519732663157865" calcext:value-type="float">
            <text:p>-0,519732663157865</text:p>
          </table:table-cell>
          <table:table-cell/>
        </table:table-row>
        <table:table-row table:style-name="ro1">
          <table:table-cell table:number-columns-repeated="4"/>
          <table:table-cell office:value-type="float" office:value="-4.812102" calcext:value-type="float">
            <text:p>-4,812102</text:p>
          </table:table-cell>
          <table:table-cell table:formula="of:=(([.E34]-0.5)^2)-(COS(20*PI()*([.E34]-0.5)))" office:value-type="float" office:value="27.4938611305335" calcext:value-type="float">
            <text:p>27,493861130533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17635497" calcext:value-type="float">
            <text:p>1,17635497</text:p>
          </table:table-cell>
          <table:table-cell table:formula="of:=(([.E35]-0.5)^2)-(COS(20*PI()*([.E35]-0.5)))" office:value-type="float" office:value="0.372423575852036" calcext:value-type="float">
            <text:p>0,372423575852036</text:p>
          </table:table-cell>
          <table:table-cell table:formula="of:=100*(4+SUM([.F32:.F35]))" office:value-type="float" office:value="3297.73011640959" calcext:value-type="float">
            <text:p>3297,73011640959</text:p>
          </table:table-cell>
        </table:table-row>
        <table:table-row table:style-name="ro1">
          <table:table-cell table:number-columns-repeated="5"/>
          <table:table-cell table:formula="of:=100*((4*6)+(SUM([.F12:.F35])))" office:value-type="float" office:value="22686.4190540059" calcext:value-type="float">
            <text:p>22686,4190540059</text:p>
          </table:table-cell>
          <table:table-cell table:formula="of:=SUM([.G12:.G35])" office:value-type="float" office:value="22686.4190540059" calcext:value-type="float">
            <text:p>22686,4190540059</text:p>
          </table:table-cell>
        </table:table-row>
        <table:table-row table:style-name="ro1">
          <table:table-cell table:number-columns-repeated="5"/>
          <table:table-cell office:value-type="float" office:value="22686.4190246165" calcext:value-type="float">
            <text:p>22686,419024616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16:18:21.906375007</meta:creation-date>
    <dc:date>2024-10-26T17:57:12.776083539</dc:date>
    <meta:editing-duration>PT18M47S</meta:editing-duration>
    <meta:editing-cycles>2</meta:editing-cycles>
    <meta:generator>LibreOffice/7.3.7.2$Linux_X86_64 LibreOffice_project/30$Build-2</meta:generator>
    <meta:document-statistic meta:table-count="1" meta:cell-count="57" meta:object-count="0"/>
  </office:meta>
</office:document-meta>
</file>